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4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M. S. Isaac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26 May 1876</text:p>
      <text:p text:style-name="P5">Month<text:tab/><text:tab/><text:tab/><text:tab/><text:tab/><text:tab/>May</text:p>
      <text:p text:style-name="P5">Year<text:tab/><text:tab/><text:tab/><text:tab/><text:tab/><text:tab/>1876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. Y. May. 26</text:span><text:span text:style-name="T2">Th</text:span><text:span text:style-name="T1"> 1876./</text:span></text:p>
      <text:p text:style-name="P2"><text:span text:style-name="T1">Rev &amp; Dear Sir./</text:span></text:p>
      <text:p text:style-name="P2"><text:span text:style-name="T1"><text:tab/>I was directed by/ the convention to express to you/ the cordial thanks of the delegates/ for your valued counsel and assist/ance in preparing a plan of action/ for the Hebrew Educational Movement./ <text:s/>You will be pleased to learn/ that the Convention acted harmon-/iously and proceeded to practical/ measures./</text:span></text:p>
      <text:p text:style-name="P2"><text:span text:style-name="T1"><text:tab/>The replies of the ministers were/ printed for the information of the/ delegates. <text:s/>I enclose a copy/</text:span></text:p>
      <text:p text:style-name="P2"><text:span text:style-name="T1"><text:tab/><text:tab/><text:tab/><text:tab/><text:tab/><text:tab/><text:tab/><text:tab/><text:tab/><text:tab/>Yours Respectfully/</text:span></text:p>
      <text:p text:style-name="P2"><text:span text:style-name="T1"><text:tab/><text:tab/><text:tab/><text:tab/><text:tab/><text:tab/><text:tab/><text:tab/><text:tab/><text:tab/>M S Isaacs/</text:span></text:p>
      <text:p text:style-name="P2"><text:span text:style-name="T1"><text:tab/><text:tab/><text:tab/><text:tab/><text:tab/><text:tab/><text:tab/><text:tab/><text:tab/><text:tab/><text:tab/>Sec'y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1:04:09</meta:creation-date>
    <dc:date>2009-05-28T11:08:28</dc:date>
    <dc:language>en-US</dc:language>
    <meta:editing-cycles>2</meta:editing-cycles>
    <meta:editing-duration>PT4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46" meta:character-count="1767"/>
  </office:meta>
</office:document-meta>
</file>